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04ef9" officeooo:paragraph-rsid="00004ef9"/>
    </style:style>
    <style:style style:name="P2" style:family="paragraph" style:parent-style-name="Text_20_body">
      <style:text-properties officeooo:rsid="00004ef9" officeooo:paragraph-rsid="00023c40"/>
    </style:style>
    <style:style style:name="P3" style:family="paragraph" style:parent-style-name="Text_20_body">
      <style:text-properties officeooo:rsid="00004ef9" officeooo:paragraph-rsid="0003f174"/>
    </style:style>
    <style:style style:name="P4" style:family="paragraph" style:parent-style-name="Text_20_body">
      <style:text-properties officeooo:paragraph-rsid="0002a279"/>
    </style:style>
    <style:style style:name="P5" style:family="paragraph" style:parent-style-name="Text_20_body">
      <style:text-properties fo:font-weight="normal" officeooo:rsid="0003f174" officeooo:paragraph-rsid="0002a279" style:font-weight-asian="normal" style:font-weight-complex="normal"/>
    </style:style>
    <style:style style:name="P6" style:family="paragraph" style:parent-style-name="Text_20_body">
      <style:text-properties officeooo:rsid="0003f174" officeooo:paragraph-rsid="0003f174"/>
    </style:style>
    <style:style style:name="P7" style:family="paragraph" style:parent-style-name="Heading_20_1">
      <style:text-properties officeooo:rsid="00023c40" officeooo:paragraph-rsid="00023c40"/>
    </style:style>
    <style:style style:name="P8" style:family="paragraph" style:parent-style-name="Heading_20_2">
      <style:text-properties officeooo:rsid="00004ef9"/>
    </style:style>
    <style:style style:name="P9" style:family="paragraph" style:parent-style-name="Heading_20_2">
      <style:text-properties officeooo:rsid="0003f174" officeooo:paragraph-rsid="0003f174"/>
    </style:style>
    <style:style style:name="P10" style:family="paragraph" style:parent-style-name="Text_20_body">
      <style:text-properties officeooo:rsid="00004ef9" officeooo:paragraph-rsid="00004ef9"/>
    </style:style>
    <style:style style:name="T1" style:family="text">
      <style:text-properties officeooo:rsid="0002a279"/>
    </style:style>
    <style:style style:name="T2" style:family="text">
      <style:text-properties fo:font-style="italic" officeooo:rsid="0002a279" style:font-style-asian="italic" style:font-style-complex="italic"/>
    </style:style>
    <style:style style:name="T3" style:family="text">
      <style:text-properties fo:font-style="normal" officeooo:rsid="0002a279" style:font-style-asian="normal" style:font-style-complex="normal"/>
    </style:style>
    <style:style style:name="T4" style:family="text">
      <style:text-properties fo:font-style="normal" officeooo:rsid="000b5b2d" style:font-style-asian="normal" style:font-style-complex="normal"/>
    </style:style>
    <style:style style:name="T5" style:family="text">
      <style:text-properties fo:font-weight="bold" officeooo:rsid="0003f174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3f174"/>
    </style:style>
    <style:style style:name="T8" style:family="text">
      <style:text-properties officeooo:rsid="0005c526"/>
    </style:style>
    <style:style style:name="T9" style:family="text">
      <style:text-properties officeooo:rsid="000b5b2d"/>
    </style:style>
    <style:style style:name="T10" style:family="text">
      <style:text-properties officeooo:rsid="000c42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ne-page design summary <text:span text:style-name="T7">from: &lt;insert group name&gt;</text:span></text:h>
      <text:p text:style-name="P5"/>
      <text:p text:style-name="P4"><text:span text:style-name="T5">CONSTRAINTS: </text:span><text:span text:style-name="T1">Your experiment must use a design </text:span><text:span text:style-name="T9">with one within-subjects factor, and one between-subjects factor</text:span><text:span text:style-name="T1">. </text:span><text:span text:style-name="T9">The between-subjects factor must have two levels. </text:span><text:span text:style-name="T1">You will test approximately 25 people </text:span><text:span text:style-name="T9">per between-subjects condition</text:span><text:span text:style-name="T1">. You must run your experiment using </text:span><text:span text:style-name="T2">Open Sesame</text:span><text:span text:style-name="T3">. The experiment must not take more than </text:span><text:span text:style-name="T4">15</text:span><text:span text:style-name="T3"> minutes for a participant to complete. <text:s/>Your experiment must not use deception, even if temporary. You can only use innocuous manipulations and measures.</text:span></text:p>
      <text:p text:style-name="P3"><text:span text:style-name="T5">INSTRUCTIONS: </text:span><text:span text:style-name="T6">For</text:span> each of the sections below, write about your intentions as plainly as possible, using approximately 1-3 sentences in each case. <text:span text:style-name="T8">You can replace the question with your answer. Do not exceed one page.</text:span></text:p>
      <text:h text:style-name="Heading_20_2" text:outline-level="2">General question</text:h>
      <text:p text:style-name="P1">In general terms, what psychological question are you trying to answer? </text:p>
      <text:h text:style-name="P8" text:outline-level="2">Testable question</text:h>
      <text:p text:style-name="P2">Narrow down your question, such that it could plausibly be tested. Keep your question as simple as possible.</text:p>
      <text:h text:style-name="P9" text:outline-level="2">Contribution</text:h>
      <text:p text:style-name="P6">How will this experiment contribute to knowledge, beyond what you already know from the papers you have read?</text:p>
      <text:h text:style-name="Heading_20_2" text:outline-level="2">Independent variable<text:span text:style-name="T10">s</text:span></text:h>
      <text:p text:style-name="P1">What are you going to manipulate?</text:p>
      <text:h text:style-name="Heading_20_2" text:outline-level="2">Dependent variable<text:span text:style-name="T10">(s)</text:span></text:h>
      <text:p text:style-name="P1">What are you doing to measure?</text:p>
      <text:h text:style-name="Heading_20_2" text:outline-level="2">Hypothesis</text:h>
      <text:p text:style-name="P1">Combine your IV and DV into an unambiguous statement of intent. <text:span text:style-name="T10">This statement should include an indication of whether you expect to observe an interaction between your IV and, if you do, the nature of the interaction that you expect.</text:span></text:p>
      <text:h text:style-name="Heading_20_2" text:outline-level="2">Stimuli</text:h>
      <text:p text:style-name="P1"><text:span text:style-name="T1">W</text:span>hat kind of stimuli are you going to use? </text:p>
      <text:h text:style-name="P7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y Wills</meta:initial-creator>
    <meta:creation-date>2019-12-04T16:47:20.889452175</meta:creation-date>
    <dc:date>2021-06-18T17:23:01.974048582</dc:date>
    <dc:creator>Andy Wills</dc:creator>
    <meta:editing-duration>PT4H2M30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231" meta:character-count="1474" meta:non-whitespace-character-count="1257"/>
  </office:meta>
</office:document-meta>
</file>